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Text_20_body">
      <style:text-properties style:font-name="Times New Roman"/>
    </style:style>
    <style:style style:name="P29" style:family="paragraph" style:parent-style-name="Text_20_body">
      <style:text-properties style:font-name="Arial1"/>
    </style:style>
    <style:style style:name="P30" style:family="paragraph" style:parent-style-name="CodeBlock">
      <style:text-properties fo:font-size="9pt" style:font-size-asian="9pt" style:font-size-complex="9pt"/>
    </style:style>
    <style:style style:name="P31" style:family="paragraph" style:parent-style-name="Heading_20_1">
      <style:paragraph-properties fo:margin-left="0.0209in" fo:margin-right="0in" fo:text-indent="0in" style:auto-text-indent="false"/>
    </style:style>
    <style:style style:name="P32" style:family="paragraph" style:parent-style-name="Standard">
      <style:paragraph-properties fo:margin-left="0.0209in" fo:margin-right="0in" fo:text-indent="0in" style:auto-text-indent="false"/>
    </style:style>
    <style:style style:name="P33" style:family="paragraph" style:parent-style-name="Heading_20_2">
      <style:paragraph-properties>
        <style:tab-stops>
          <style:tab-stop style:position="0.75in"/>
          <style:tab-stop style:position="0.8752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parent-style-name="Internet_20_link">
      <style:text-properties fo:font-style="italic" style:font-style-asian="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style:font-name="Courier New1" fo:font-size="10pt"/>
    </style:style>
    <style:style style:name="T7" style:family="text">
      <style:text-properties fo:font-style="italic"/>
    </style:style>
    <style:style style:name="T8" style:family="text">
      <style:text-properties style:font-name="Courier New1"/>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text:span text:style-name="T1">™</text:span> User Guide</text:p>
      <text:p text:style-name="P4"><text:modification-date style:data-style-name="N84">2007-03-01</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2</text:p>
          <text:p text:style-name="P6">10.1<text:a xlink:type="simple" xlink:href="#10.1. Exception conversion|outline" text:style-name="Internet_20_link" text:visited-style-name="Internet_20_link"> <text:s/>Exception conversion</text:a><text:tab/>42</text:p>
          <text:p text:style-name="P6">10.2<text:a xlink:type="simple" xlink:href="#10.2. Deadlock and optimistic lock retry|outline" text:style-name="Internet_20_link" text:visited-style-name="Internet_20_link"> <text:s/>Deadlock and optimistic lock retry</text:a><text:tab/>43</text:p>
          <text:p text:style-name="P5">11 <text:a xlink:type="simple" xlink:href="#11.LOBs|outline" text:style-name="Internet_20_link" text:visited-style-name="Internet_20_link">LOBs</text:a><text:tab/>44</text:p>
          <text:p text:style-name="P6">11.1<text:a xlink:type="simple" xlink:href="#11.1. Stream access|outline" text:style-name="Internet_20_link" text:visited-style-name="Internet_20_link"> <text:s/>Stream access</text:a><text:tab/>44</text:p>
          <text:p text:style-name="P6">11.2<text:a xlink:type="simple" xlink:href="#11.2. String conversion|outline" text:style-name="Internet_20_link" text:visited-style-name="Internet_20_link"> <text:s/>String conversion</text:a><text:tab/>45</text:p>
          <text:p text:style-name="P5">12 <text:a xlink:type="simple" xlink:href="#12.Triggers|outline" text:style-name="Internet_20_link" text:visited-style-name="Internet_20_link">Triggers</text:a><text:tab/>47</text:p>
          <text:p text:style-name="P6">12.1<text:a xlink:type="simple" xlink:href="#12.1. Trigger class|outline" text:style-name="Internet_20_link" text:visited-style-name="Internet_20_link"> <text:s/>Trigger class</text:a><text:tab/>47</text:p>
          <text:p text:style-name="P6">12.2<text:a xlink:type="simple" xlink:href="#12.2. Registration|outline" text:style-name="Internet_20_link" text:visited-style-name="Internet_20_link"> <text:s/>Registration</text:a><text:tab/>48</text:p>
          <text:p text:style-name="P6">12.3<text:a xlink:type="simple" xlink:href="#12.3. Accessing old Storable value|outline" text:style-name="Internet_20_link" text:visited-style-name="Internet_20_link"> <text:s/>Accessing old Storable value</text:a><text:tab/>48</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50</text:p>
          <text:p text:style-name="P6">13.1<text:a xlink:type="simple" xlink:href="#13.1. Sleepycat – Berkeley Database|outline" text:style-name="Internet_20_link" text:visited-style-name="Internet_20_link"> <text:s/>Sleepycat – Berkeley Database</text:a><text:tab/>50</text:p>
          <text:p text:style-name="P6">13.2<text:a xlink:type="simple" xlink:href="#13.2. JDBC|outline" text:style-name="Internet_20_link" text:visited-style-name="Internet_20_link"> <text:s/>JDBC</text:a><text:tab/>50</text:p>
          <text:p text:style-name="P6">13.3<text:a xlink:type="simple" xlink:href="#13.3. Replicated|outline" text:style-name="Internet_20_link" text:visited-style-name="Internet_20_link"> <text:s/>Replicated</text:a><text:tab/>51</text:p>
          <text:p text:style-name="P5">14 <text:a xlink:type="simple" xlink:href="#14.Advanced|outline" text:style-name="Internet_20_link" text:visited-style-name="Internet_20_link">Advanced</text:a><text:tab/>53</text:p>
          <text:p text:style-name="P6">14.1<text:a xlink:type="simple" xlink:href="#14.1. Filter Construction|outline" text:style-name="Internet_20_link" text:visited-style-name="Internet_20_link"> <text:s/>Filter Construction</text:a><text:tab/>53</text:p>
          <text:p text:style-name="P6">14.2<text:a xlink:type="simple" xlink:href="#14.2. Specialized Cursors|outline" text:style-name="Internet_20_link" text:visited-style-name="Internet_20_link"> <text:s/>Specialized Cursors</text:a><text:tab/>53</text:p>
          <text:p text:style-name="P5">15 <text:a xlink:type="simple" xlink:href="#15.Glossary|outline" text:style-name="Internet_20_link" text:visited-style-name="Internet_20_link">Glossary</text:a><text:tab/>55</text:p>
          <text:p text:style-name="P5">16 <text:a xlink:type="simple" xlink:href="#16.Appendix: Hello World example|outline" text:style-name="Internet_20_link" text:visited-style-name="Internet_20_link">Appendix: Hello World example</text:a><text:tab/>58</text:p>
          <text:p text:style-name="P5">17 <text:a xlink:type="simple" xlink:href="#17.Appendix: Query Execution Plan|outline" text:style-name="Internet_20_link" text:visited-style-name="Internet_20_link">Appendix: Query Execution Plan</text:a><text:tab/>61</text:p>
          <text:p text:style-name="P6">17.1<text:a xlink:type="simple" xlink:href="#17.1. Data sources |outline" text:style-name="Internet_20_link" text:visited-style-name="Internet_20_link"> <text:s/>Data sources </text:a><text:tab/>61</text:p>
          <text:p text:style-name="P6">17.2<text:a xlink:type="simple" xlink:href="#17.2. Data processing |outline" text:style-name="Internet_20_link" text:visited-style-name="Internet_20_link"> <text:s/>Data processing </text:a><text:tab/>63</text:p>
          <text:p text:style-name="P5">18 <text:a xlink:type="simple" xlink:href="#18.Appendix: Recommended practices|outline" text:style-name="Internet_20_link" text:visited-style-name="Internet_20_link">Appendix: Recommended practices</text:a><text:tab/>67</text:p>
          <text:p text:style-name="P6">18.1<text:a xlink:type="simple" xlink:href="#18.1. Scope Storables privately|outline" text:style-name="Internet_20_link" text:visited-style-name="Internet_20_link"> <text:s/>Scope Storables privately</text:a><text:tab/>67</text:p>
          <text:p text:style-name="P6">18.2<text:a xlink:type="simple" xlink:href="#18.2. Primary key design|outline" text:style-name="Internet_20_link" text:visited-style-name="Internet_20_link"> <text:s/>Primary key design</text:a><text:tab/>67</text:p>
          <text:p text:style-name="P6">18.3<text:a xlink:type="simple" xlink:href="#18.3. Versioning|outline" text:style-name="Internet_20_link" text:visited-style-name="Internet_20_link"> <text:s/>Versioning</text:a><text:tab/>67</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2">Storables</text:span></text:a>, and the persistence layer, known as <text:a xlink:type="simple" xlink:href="#_The_Repository"><text:span text:style-name="T2">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2">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4">Sequence support </text:span>– Properties may optionally be annotated to support automatic value selection upon insert via a <text:a xlink:type="simple" xlink:href="#_@Sequence"><text:span text:style-name="T2">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2">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4">Try</text:span> <text:span text:style-name="T4">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appendix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NAPSHOT</text:p>
          </table:table-cell>
          <table:table-cell table:style-name="Table2.B2" office:value-type="string">
            <text:p text:style-name="P14">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2">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2">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P28">When using a BDB backed repository, Carbonado uses its own rule-based query optimizer to create an execution plan. Calling Query.printPlan() dumps the plan to standard out, or you can pass in a StringBuilder to capture the query plan. </text:p>
      <text:p text:style-name="P28">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28"/>
      <text:p text:style-name="CodeBlock"><text:span text:style-name="T6">sort: [+firstName], [+birthday]<text:line-break/> <text:s/>index scan: org.myorg.myapp.stored.MyRecord<text:line-break/> <text:s/>...index: {properties=[+lastName, +firstName, ~userID], unique=true}<text:line-break/> <text:s/>...identity filter: lastName = ?</text:span> </text:p>
      <text:p text:style-name="P29"/>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 </text:p>
      <text:h text:style-name="Heading_20_2" text:outline-level="2"><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6">full scan: org.myorg.myapp.stored.MyRecord</text:span> </text:p>
      <text:p text:style-name="P28"/>
      <text:p text:style-name="P28">Full scans are generally considered bad unless you really want all the records. A full scan in other contexts will have additional filtering and sorting operations applied. </text:p>
      <text:p text:style-name="CodeBlock"><text:span text:style-name="T6">filter: firstName = ?<text:line-break/> <text:s/>full scan: org.myorg.myapp.stored.MyRecord</text:span> </text:p>
      <text:p text:style-name="P29"/>
      <text:p text:style-name="P28">The above plan indicates that all records are examined, but only those that match a given first name will actually be returned. Defining an index on "firstName" will yield a more efficient <text:span text:style-name="T7">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6">index scan: org.myorg.myapp.stored.MyRecord<text:line-break/> <text:s/>...index: {properties=[+lastName, +firstName, ~userID], unique=true}<text:line-break/> <text:s/>...identity filter: lastName = ? &amp; firstName = ?</text:span> </text:p>
      <text:p text:style-name="P29"/>
      <text:p text:style-name="Text_20_body">The above query plan shows an index being used to find all users with a given first and last name. The same index can also be used to find a range of records, like all those with a last name that starts with "S": </text:p>
      <text:p text:style-name="P29"/>
      <text:p text:style-name="CodeBlock"><text:span text:style-name="T6">index scan: org.myorg.myapp.stored.MyRecord<text:line-break/> <text:s/>...index: {properties=[+lastName, +firstName, ~userID], unique=true}<text:line-break/> <text:s/>...range filter: lastName &gt;= S &amp; lastName &lt; T</text:span> </text:p>
      <text:p text:style-name="P29"/>
      <text:p text:style-name="Text_20_body">An index can also be used for both range and identity matching. For example, finding all users whose last name is "Smith" and whose first name starts with "J":</text:p>
      <text:p text:style-name="P29"/>
      <text:p text:style-name="CodeBlock"><text:span text:style-name="T6">index scan: org.myorg.myapp.stored.MyRecord<text:line-break/> <text:s/>...index: {properties=[+lastName, +firstName, ~userID], unique=true}<text:line-break/> <text:s/>...identity filter: lastName = Smith<text:line-break/> <text:s/>...range filter: firstName &gt;= J &amp; firstName &lt; K</text:span> </text:p>
      <text:p text:style-name="P29"/>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29"/>
      <text:p text:style-name="CodeBlock"><text:span text:style-name="T6">reverse index scan: org.myorg.myapp.stored.MyRecord<text:line-break/> <text:s/>...index: {properties=[+lastName, +firstName, ~userID], unique=true}<text:line-break/> <text:s/>...identity filter: lastName = Smith</text:span> </text:p>
      <text:p text:style-name="P29"/>
      <text:p text:style-name="P28">Finally, an index may be selected by the query optimizer simply because it is <text:span text:style-name="T7">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29"/>
      <text:p text:style-name="CodeBlock"><text:span text:style-name="T6">clustered index scan: org.myorg.myapp.stored.OrderItem<text:line-break/> <text:s/>...index: {properties=[+orderID, +productID], unique=true}<text:line-break/> <text:s/>...identity filter: orderID = ?</text:span> </text:p>
      <text:p text:style-name="P29"/>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29"/>
      <text:p text:style-name="CodeBlock"><text:span text:style-name="T6">index key match: org.myorg.myapp.stored.OrderItem<text:line-break/> <text:s/>...index: {properties=[+orderID, +productID], unique=true}<text:line-break/> <text:s/>...key filter: orderID = ? &amp; productID = ?</text:span> </text:p>
      <text:p text:style-name="P29"/>
      <text:p text:style-name="Text_20_body">This really just a special variation of an index scan, except it may run more efficiently since the data source doesn't need to open a physical cursor of its own. </text:p>
      <text:h text:style-name="Heading_20_2" text:outline-level="2"><text:s/>Data processing </text:h>
      <text:p text:style-name="P28">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28">If the data source provides too many results, a filter can discard results that don't match. If filtering is required, it is always performed before any other data processing steps. This reduces the work required by say, a sort operation. </text:p>
      <text:p text:style-name="P29"/>
      <text:p text:style-name="CodeBlock"><text:span text:style-name="T6">filter: price &gt;= 100 &amp; price &lt; 200</text:span> </text:p>
      <text:p text:style-name="P29"/>
      <text:p text:style-name="Text_20_body">The above filter is simply discarding results that don't match a certain price. The full plan will show the data source, perhaps like so: </text:p>
      <text:p text:style-name="CodeBlock"><text:span text:style-name="T6">filter: price &gt;= 100 &amp; price &lt; 200<text:line-break/> <text:s/>clustered index scan: org.myorg.myapp.stored.OrderItem<text:line-break/> <text:s/>...index: {properties=[+orderID, +productID], unique=true}<text:line-break/> <text:s/>...identity filter: orderID = ?</text:span> </text:p>
      <text:p text:style-name="P29"/>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29"/>
      <text:p text:style-name="CodeBlock"><text:span text:style-name="T6">sort: [-dateAdded]</text:span> </text:p>
      <text:p text:style-name="P29"/>
      <text:p text:style-name="Text_20_body">The above plan snippet shows a sort by descending "dateAdded". The entire plan is needed to show exactly what is going on: </text:p>
      <text:p text:style-name="P29"/>
      <text:p text:style-name="CodeBlock"><text:span text:style-name="T6">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29"/>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29"/>
      <text:p text:style-name="CodeBlock"><text:span text:style-name="T6">sort: [+birthday], [+lastName, +firstName]<text:line-break/> <text:s/>reverse index scan: org.myorg.myapp.stored.MyRecord<text:line-break/> <text:s/>...index: {properties=[-birthday, ~userID], unique=true}<text:line-break/> <text:s/>...range filter: birthday &gt; ?</text:span> </text:p>
      <text:p text:style-name="P29"/>
      <text:p text:style-name="P28">The index has a natural ordering by descending birthday, but a reverse scan corrects that. The sort finds groups of consecutive birthdays, and then it sorts by ("+lastName", "+firstName") within those groups. A sort of this kind produces results more quickly, and it might not need to spill to temporary files. </text:p>
      <text:h text:style-name="Heading_20_3" text:outline-level="3"><text:s/>Union </text:h>
      <text:p text:style-name="P28">Although Carbonado queries don't support explicit unions, a query plan may have a union step if the query filter contains any logical <text:span text:style-name="T7">or</text:span> operations. Each child of the union node will ultimately have a separate data source. A query for "price = ? | dateAdded = ?" might be executed as: </text:p>
      <text:p text:style-name="P29"/>
      <text:p text:style-name="CodeBlock"><text:span text:style-name="T6">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29"/>
      <text:p text:style-name="P28">Here, two index scans feed into the union, which in turn ensures that no duplicate records are returned. The union step requires that all sources which feed into it have a consistent <text:span text:style-name="T7">total ordering</text:span>. This affects what indexes are selected, and if necessary, sort steps are tacked on: </text:p>
      <text:p text:style-name="P29"/>
      <text:p text:style-name="CodeBlock"><text:span text:style-name="T6">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29"/>
      <text:p text:style-name="Text_20_body">The above query plan might have been produced for a query filter of "lastName = ? | birthday &gt; ?". </text:p>
      <text:h text:style-name="Heading_20_3" text:outline-level="3"><text:s/>Join </text:h>
      <text:p text:style-name="P28">Join query plans are the most complicated and can produce very tall execution plan trees. As of this writing, Carbonado only supports <text:span text:style-name="T7">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pan text:style-name="T6">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29"/>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29"/>
      <text:p text:style-name="P30"><text:span text:style-name="T8">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29"/>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31" text:outline-level="1">Appendix: Recommended practices</text:h>
      <text:p text:style-name="P32">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33"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2"/>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2"/>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2"/>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2"/>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2"/>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2"/>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2"/>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2"/>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2"/>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2"/>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2"/>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2"/>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2"/>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2"/>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2"/>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2"/>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2"/>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2"/>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2"/>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2"/>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2"/>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2"/>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2"/>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2"/>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2"/>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2"/>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2"/>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2"/>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2"/>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2"/>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2"/>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2"/>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2"/>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2"/>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2"/>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2"/>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2"/>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2"/>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2"/>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2"/>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2"/>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2"/>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2"/>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2"/>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2"/>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2"/>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2"/>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2"/>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2"/>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2"/>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2"/>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2"/>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2"/>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2"/>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2"/>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2"/>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2"/>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2"/>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2"/>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2"/>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2"/>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1</text:page-number> of <text:page-count style:num-format="1">68</text:page-count><text:tab/>Copyright 2006-2007 Amazon Technologies Inc.<text:tab/><text:modification-date style:data-style-name="N84">2007-03-0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rbonado User Guide</dc:title>
    <meta:initial-creator>Brian S O'Neill</meta:initial-creator>
    <meta:creation-date>2005-12-28T22:07:00</meta:creation-date>
    <dc:creator>Brian O'Neill</dc:creator>
    <dc:date>2007-03-01T09:17:46</dc:date>
    <meta:print-date>2006-01-06T16:58:00</meta:print-date>
    <dc:language>en-US</dc:language>
    <meta:editing-cycles>423</meta:editing-cycles>
    <meta:editing-duration>PT14H0M34S</meta:editing-duration>
    <meta:user-defined meta:name="Info 1"/>
    <meta:user-defined meta:name="Info 2"/>
    <meta:user-defined meta:name="Info 3"/>
    <meta:user-defined meta:name="Info 4"/>
    <meta:document-statistic meta:table-count="2" meta:image-count="0" meta:object-count="0" meta:page-count="68" meta:paragraph-count="1293" meta:word-count="16101" meta:character-count="112476"/>
  </office:meta>
</office:document-meta>
</file>